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5eaf" officeooo:paragraph-rsid="000f5eaf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f5eaf" officeooo:paragraph-rsid="000f5eaf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igious Belief and Experience</text:p>
      <text:p text:style-name="P1"><text:span text:style-name="T1"/></text:p>
      <text:list xml:id="list3289281560936965569" text:style-name="L1">
        <text:list-item>
          <text:p text:style-name="P2"><text:span text:style-name="T1">The question of God's existence cannot be resolved absolutely</text:span></text:p>
        </text:list-item>
        <text:list-item>
          <text:p text:style-name="P2"><text:span text:style-name="T1">The question of belief ina <text:s/>divine dimension can be; personal decision which affects your life and how you relate to the world.</text:span></text:p>
        </text:list-item>
        <text:list-item>
          <text:p text:style-name="P2"><text:span text:style-name="T1">William James – Even the decision to be uncommitted is a decision</text:span></text:p>
          <text:list>
            <text:list-item>
              <text:p text:style-name="P2"><text:span text:style-name="T1">Believing in God is a “living (), forced (), momentous ()” option</text:span></text:p>
            </text:list-item>
            <text:list-item>
              <text:p text:style-name="P2"><text:span text:style-name="T1">We should always decide to choose truth, not to avoid error.</text:span></text:p>
            </text:list-item>
          </text:list>
        </text:list-item>
        <text:list-item>
          <text:p text:style-name="P2"><text:span text:style-name="T1">Few believe in God solely on the basis of rational proof; usually experience of an unseen reality; from quiet moments of prayer &amp; prescence to mystical experiences coupled with dramatic insights and intense feelings; mystical experiences (a turning inwards) philosophy – Numinous experiences,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2:21:33.337136566</meta:creation-date>
    <meta:generator>LibreOffice/4.1.3.2$Linux_X86_64 LibreOffice_project/410m0$Build-2</meta:generator>
    <dc:date>2013-11-14T12:30:41.829681806</dc:date>
    <meta:editing-duration>P0D</meta:editing-duration>
    <meta:editing-cycles>1</meta:editing-cycles>
    <meta:document-statistic meta:table-count="0" meta:image-count="0" meta:object-count="0" meta:page-count="1" meta:paragraph-count="7" meta:word-count="117" meta:character-count="707" meta:non-whitespace-character-count="600"/>
  </office:meta>
</office:document-meta>
</file>